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List_20_1_20_Cont." style:list-style-name="L1"/>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ho needs an architect?</text:p>
      <text:p text:style-name="Subtitle">by Martin Fowler</text:p>
      <text:p text:style-name="Subtitle"/>
      <text:p text:style-name="Text_20_body"/>
      <text:h text:style-name="Heading_20_2" text:outline-level="2">¿Qué es la arquitectura?</text:h>
      <text:p text:style-name="Text_20_body"/>
      <text:p text:style-name="Text_20_body">Fowler cita a Ralph Jonson, quien estaba en desacuerdo con la definición de la IEEE sobre lo que es la arquitectura. Jonson argumenta que no existe un concepto de más alto nivel de un sistema; que a los clientes no les importa toda la estructura de componentes importantes. . La arquitectura es el concepto de más alto nivel de los desarolladores expertos y es importante porque un desarrollador experto así lo dice.</text:p>
      <text:p text:style-name="Text_20_body">En la mayoría de los proyectos de software exitosos, los desarrolladores expertos que trabajan en ese proyecto tienen un entendimiento compartido sobre el diseño del sistema. Este entendimiento compartido se llama 'arquitectura'.</text:p>
      <text:p text:style-name="Text_20_body">Este entendimiento incluye cómo se divide el sistema en componentes, y cómo interactuan</text:p>
      <text:p text:style-name="Text_20_body">estos componentes a través de interfaces. Estos componentes suelen estar compuestos de</text:p>
      <text:p text:style-name="Text_20_body">partes más pequeñas, pero la arquitectura sólo incluye los componentes e interfaces que</text:p>
      <text:p text:style-name="Text_20_body">entienden todos los desarrolladores.</text:p>
      <text:p text:style-name="P1">Si algo pertenece o no pertenece a la arquitectura se basa completamente en si los</text:p>
      <text:p text:style-name="P1">desarrolladores creen que es importante.</text:p>
      <text:p text:style-name="Text_20_body"/>
      <text:h text:style-name="Heading_20_2" text:outline-level="2">El rol del arquitecto</text:h>
      <text:p text:style-name="Text_20_body"/>
      <text:p text:style-name="Text_20_body">Fowler encuentra dos tipos de arquitectos:</text:p>
      <text:list xml:id="list2162950939" text:style-name="L1">
        <text:list-item>
          <text:p text:style-name="P2">El arquitecto al estilo matrix, el cual toma todas las decisiones importantes. Lo hace el arquitecto porque se necesita a una única mente para asegurar la integridad conceptual del sistema, y quizás porque el arquitecto no cree que los miembros del equipo tengan la capacidad para tomar esas decisiones. A menudo, estas decisiones tienen que tomarse de manera temprana para que todo el resto pueda seguir un plan.</text:p>
        </text:list-item>
        <text:list-item>
          <text:p text:style-name="P2">El “architectus oryzus”, el cual necesita estar muy al tanto de lo que ocurre en el proyecto, busca temas importantes y cómo superarlos antes que sean problemas serios; su actividad principal es enseñarle al equipo de desarrollo y elevar su nivel para que puedan tratar temás más complejos. Al mejorar las habilidades del equipo de desarrollo, el arquitecto tiene mucha más libertad que si fuera la única persona que puede tomar decis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5-21T10:09:21</meta:creation-date>
    <meta:document-statistic meta:table-count="0" meta:image-count="0" meta:object-count="0" meta:page-count="1" meta:paragraph-count="15" meta:word-count="329" meta:character-count="2060" meta:non-whitespace-character-count="1732"/>
    <dc:date>2012-05-21T10:30:14</dc:date>
    <dc:creator>nacho </dc:creator>
    <meta:editing-duration>PT5M43S</meta:editing-duration>
    <meta:editing-cycles>1</meta:editing-cycles>
    <meta:generator>LibreOffice/3.4$Linux LibreOffice_project/340m1$Build-402</meta:generator>
  </office:meta>
</office:document-meta>
</file>